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4793" officeooo:paragraph-rsid="00074793"/>
    </style:style>
    <style:style style:name="P2" style:family="paragraph" style:parent-style-name="Standard">
      <style:text-properties officeooo:rsid="0009051b" officeooo:paragraph-rsid="0009051b"/>
    </style:style>
    <style:style style:name="P3" style:family="paragraph" style:parent-style-name="Standard">
      <style:text-properties officeooo:rsid="0009051b" officeooo:paragraph-rsid="000bf5cd"/>
    </style:style>
    <style:style style:name="P4" style:family="paragraph" style:parent-style-name="Standard">
      <style:text-properties officeooo:rsid="000bf5cd" officeooo:paragraph-rsid="000bf5cd"/>
    </style:style>
    <style:style style:name="P5" style:family="paragraph" style:parent-style-name="Standard">
      <style:text-properties fo:font-weight="bold" officeooo:rsid="0009051b" officeooo:paragraph-rsid="000bf5cd" style:font-weight-asian="bold" style:font-weight-complex="bold"/>
    </style:style>
    <style:style style:name="P6" style:family="paragraph" style:parent-style-name="Standard">
      <style:text-properties officeooo:rsid="000bf5cd" officeooo:paragraph-rsid="000debeb"/>
    </style:style>
    <style:style style:name="P7" style:family="paragraph" style:parent-style-name="Standard">
      <style:text-properties officeooo:rsid="0009051b" officeooo:paragraph-rsid="0009051b"/>
    </style:style>
    <style:style style:name="P8" style:family="paragraph" style:parent-style-name="Standard">
      <style:text-properties officeooo:rsid="0009051b" officeooo:paragraph-rsid="000bf5cd"/>
    </style:style>
    <style:style style:name="P9" style:family="paragraph" style:parent-style-name="Standard">
      <style:text-properties officeooo:rsid="000de535" officeooo:paragraph-rsid="000debeb"/>
    </style:style>
    <style:style style:name="P10" style:family="paragraph" style:parent-style-name="Standard">
      <style:text-properties officeooo:rsid="000ebdf9" officeooo:paragraph-rsid="000ebdf9"/>
    </style:style>
    <style:style style:name="P11" style:family="paragraph" style:parent-style-name="Standard">
      <style:text-properties officeooo:rsid="00074793" officeooo:paragraph-rsid="00074793"/>
    </style:style>
    <style:style style:name="T1" style:family="text">
      <style:text-properties officeooo:rsid="0009051b"/>
    </style:style>
    <style:style style:name="T2" style:family="text">
      <style:text-properties officeooo:rsid="000bf5c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051b" style:font-weight-asian="bold" style:font-weight-complex="bold"/>
    </style:style>
    <style:style style:name="T5" style:family="text">
      <style:text-properties fo:font-weight="bold" officeooo:rsid="000debeb" style:font-weight-asian="bold" style:font-weight-complex="bold"/>
    </style:style>
    <style:style style:name="T6" style:family="text">
      <style:text-properties fo:font-weight="bold" officeooo:rsid="000ebdf9" style:font-weight-asian="bold" style:font-weight-complex="bold"/>
    </style:style>
    <style:style style:name="T7" style:family="text">
      <style:text-properties fo:font-weight="bold" officeooo:rsid="000fe1b7" style:font-weight-asian="bold" style:font-weight-complex="bold"/>
    </style:style>
    <style:style style:name="T8" style:family="text">
      <style:text-properties fo:font-weight="bold" officeooo:rsid="000bf5cd" style:font-weight-asian="bold" style:font-weight-complex="bold"/>
    </style:style>
    <style:style style:name="T9" style:family="text">
      <style:text-properties officeooo:rsid="000debe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debeb" style:font-weight-asian="normal" style:font-weight-complex="normal"/>
    </style:style>
    <style:style style:name="T12" style:family="text">
      <style:text-properties fo:font-weight="normal" officeooo:rsid="000ebdf9" style:font-weight-asian="normal" style:font-weight-complex="normal"/>
    </style:style>
    <style:style style:name="T13" style:family="text">
      <style:text-properties fo:font-weight="normal" officeooo:rsid="000fe1b7" style:font-weight-asian="normal" style:font-weight-complex="normal"/>
    </style:style>
    <style:style style:name="T14" style:family="text">
      <style:text-properties officeooo:rsid="000ebd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<text:tab/>Projeto</text:span>: <text:span text:style-name="T14">Super Teste</text:span></text:p>
      <text:p text:style-name="P1"/>
      <text:p text:style-name="P1"><text:span text:style-name="T3"><text:tab/>Equipe: </text:span>Eike (Game Designer), Sabião, Lucas, Maurício (<text:span text:style-name="T9">Programadores</text:span>).</text:p>
      <text:p text:style-name="P1"/>
      <text:p text:style-name="P1"><text:span text:style-name="T3"><text:tab/>Objetivo: </text:span>Criar projeto extremamente simples para testar a equipe.</text:p>
      <text:p text:style-name="P1"/>
      <text:p text:style-name="P1"><text:span text:style-name="T3"><text:tab/>Genero: </text:span>Infinite <text:span text:style-name="T14">R</text:span>unner.</text:p>
      <text:p text:style-name="P1"/>
      <text:p text:style-name="P1"><text:span text:style-name="T3"><text:tab/>Plataforma: </text:span><text:span text:style-name="T12">Mobile.</text:span></text:p>
      <text:p text:style-name="P1"/>
      <text:p text:style-name="P1"><text:span text:style-name="T4"><text:tab/>Gameflow</text:span><text:span text:style-name="T3">:</text:span> <text:span text:style-name="T1">Infinite runner, o personagem corre da direita para a esquerda.<text:line-break/>O </text:span>personagem inicia no <text:span text:style-name="T9">lado esquerdo</text:span>, e o “background” move-se da direita para a esquerda <text:span text:style-name="T9">junto com o chão e os obstáculos</text:span>, dando a impressão de movimento. </text:p>
      <text:p text:style-name="P1"/>
      <text:p text:style-name="P4"><text:span text:style-name="T3"><text:tab/>Screenflow:</text:span> <text:span text:style-name="T14">A</text:span> tela será dividida em seções <text:span text:style-name="T9">verticais</text:span> que <text:span text:style-name="T14">calcularão </text:span>como será a altura das plataformas do jogos, a posição da plataforma atual calcula a posição da plataforma na seção seguinte <text:span text:style-name="T9">impossibilitando que a próxima plataforma seja inacessível para o jogador.<text:line-break/>Assim</text:span> <text:span text:style-name="T9">que</text:span> momento que a seção sair da tela <text:span text:style-name="T9">a seção é apagada.</text:span></text:p>
      <text:p text:style-name="P1"/>
      <text:p text:style-name="P2"><text:span text:style-name="T3"><text:tab/>Look and Feel: </text:span>O jogo terá o mínimo possível de animação e <text:span text:style-name="T9">usará o melhor d</text:span>a arte disponível dos repositórios.</text:p>
      <text:p text:style-name="P2">A velocidade da corrida inicia devagar e vai aumentando conforme a partida se prolonga.</text:p>
      <text:p text:style-name="P1">Obstáculos:</text:p>
      <text:p text:style-name="P1"><text:span text:style-name="T3">1-</text:span><text:span text:style-name="T8">Buraco</text:span><text:span text:style-name="T2">.</text:span></text:p>
      <text:p text:style-name="P4"><text:span text:style-name="T3">2- </text:span><text:span text:style-name="T7">Espinhos</text:span>.</text:p>
      <text:p text:style-name="P4"><text:span text:style-name="T3">3-Cacto</text:span>.</text:p>
      <text:p text:style-name="P6"><text:span text:style-name="T3">4- </text:span><text:span text:style-name="T7">Bomba</text:span>.</text:p>
      <text:p text:style-name="P6"><text:line-break/><text:span text:style-name="T5">Detalhe:</text:span><text:span text:style-name="T9"> </text:span>todos os obstáculos não possuem animação <text:span text:style-name="T9">e matam quando colidirem com o personagem.</text:span></text:p>
      <text:p text:style-name="P4"/>
      <text:p text:style-name="P1"><text:span text:style-name="T3"><text:tab/>Objetivo: </text:span>Durar o máximo possível <text:span text:style-name="T9">para conseguir uma pontuação mais alta.</text:span><text:line-break/>ao ser atingido <text:span text:style-name="T9">por um obstáculo, ou ficar para trás a ponto de sair da tela o jogo termina.</text:span></text:p>
      <text:p text:style-name="P10"><text:span text:style-name="T3">[Nota:</text:span> tentar manter a partida por volta de 1:30 minutos<text:span text:style-name="T3">].</text:span></text:p>
      <text:p text:style-name="P1"/>
      <text:p text:style-name="P1"><text:span text:style-name="T3"><text:tab/>Pontuação: </text:span><text:span text:style-name="T5"><text:s/></text:span><text:span text:style-name="T11">A pontuação aumenta conforme o jogo continua, quanto maior o tempo de jogo <text:s text:c="7"/>maior a pontuação.</text:span> (cálculo da pontuação à escolha do programador).</text:p>
      <text:p text:style-name="P1"/>
      <text:p text:style-name="P2"><text:span text:style-name="T3"><text:tab/>Gameplay: </text:span><text:span text:style-name="T11"><text:s/>O jogador possui apenas uma maneira de interagir com o jogo. Ele pressiona a tela para que o personagem pule.</text:span><text:span text:style-name="T5">[Nota: </text:span><text:span text:style-name="T11">é bom o pulo ser pelo menos a metade da altura da tela, sei que não é minha autonomia fazer o pulo, porém ao colocar os obstáculos, percebi que se ele pular pouco, a chance de uma plataforma “um pouco mais alta+ 1 obstáculo” matariam ele, e isso pode ser um problema]</text:span><text:span text:style-name="T12">[assim como manter no máximo 1 obstáculo na tela, pelo menos por uns 40 segundos</text:span><text:span text:style-name="T6">]</text:span><text:span text:style-name="T5">.</text:span></text:p>
      <text:p text:style-name="P2"/>
      <text:p text:style-name="P3"><text:span text:style-name="T3"><text:tab/>Interface: </text:span><text:span text:style-name="T11">O Menu inicial possui duas opções:</text:span><text:line-break/><text:tab/></text:p>
      <text:p text:style-name="P3"><text:span text:style-name="T3"><text:tab/>Play: </text:span><text:span text:style-name="T11">Dá </text:span>in<text:span text:style-name="T9">í</text:span>ci<text:span text:style-name="T9">o</text:span> <text:span text:style-name="T9">à</text:span> partida.</text:p>
      <text:p text:style-name="P5"><text:tab/></text:p>
      <text:p text:style-name="P3"><text:span text:style-name="T3"><text:tab/>Exit: </text:span><text:span text:style-name="T11">Encerra a execução do aplicativo.</text:span></text:p>
      <text:p text:style-name="P3"/>
      <text:p text:style-name="P9"><text:tab/><text:span text:style-name="T5">Áudio</text:span>: <text:span text:style-name="T9">Os áudios que foram percebidos como necessários até o momento:</text:span></text:p>
      <text:p text:style-name="P9"><text:span text:style-name="T6">1-</text:span><text:span text:style-name="T3">Som de pulo:</text:span> <text:span text:style-name="T14">Som produzido quando o jogador pressionar a tela.<text:line-break/></text:span><text:soft-page-break/><text:span text:style-name="T6">2-</text:span><text:span text:style-name="T3">Som de corrida:</text:span> <text:span text:style-name="T14">Som de passos, para ser reproduzido enquanto o personagem se mover.<text:line-break/></text:span><text:span text:style-name="T6">3-</text:span><text:span text:style-name="T3">Música </text:span><text:span text:style-name="T6">do </text:span><text:span text:style-name="T3">menu:</text:span> <text:span text:style-name="T14">Música à ser reproduzido enquanto o jogador não inicia a partida.</text:span></text:p>
      <text:p text:style-name="P9"><text:span text:style-name="T6">4</text:span><text:span text:style-name="T3">-</text:span><text:span text:style-name="T6">Música de fundo:</text:span><text:span text:style-name="T14"> Música que toca enquanto a partida está acontecendo.</text:span></text:p>
      <text:p text:style-name="P10"><text:span text:style-name="T3">[Nota: som: </text:span>Barulho instantâneo em resposta à ação, apenas efeito sonoro. Música:trilha fixa e contínua para criação de ambientação e talvez percepção da aceleração do jogo<text:span text:style-name="T3">]</text:span>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1:12:23.105000000</meta:creation-date>
    <dc:date>2015-04-23T09:38:04.429000000</dc:date>
    <meta:editing-duration>PT39M4S</meta:editing-duration>
    <meta:editing-cycles>5</meta:editing-cycles>
    <meta:generator>LibreOffice/4.4.2.2$Windows_x86 LibreOffice_project/c4c7d32d0d49397cad38d62472b0bc8acff48dd6</meta:generator>
    <meta:document-statistic meta:table-count="0" meta:image-count="0" meta:object-count="0" meta:page-count="2" meta:paragraph-count="27" meta:word-count="428" meta:character-count="2634" meta:non-whitespace-character-count="2203"/>
  </office:meta>
</office:document-meta>
</file>